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76a1f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76a1f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76a1f"/>
    </style:style>
    <style:style style:name="P4" style:family="paragraph" style:parent-style-name="Footnote">
      <style:text-properties officeooo:rsid="05ff5524" officeooo:paragraph-rsid="05ff5524"/>
    </style:style>
    <style:style style:name="P5" style:family="paragraph" style:parent-style-name="Footnote">
      <style:text-properties officeooo:rsid="060107ac" officeooo:paragraph-rsid="060107ac"/>
    </style:style>
    <style:style style:name="P6" style:family="paragraph" style:parent-style-name="Footnote">
      <style:text-properties officeooo:rsid="06037db6" officeooo:paragraph-rsid="06037db6"/>
    </style:style>
    <style:style style:name="T1" style:family="text">
      <style:text-properties officeooo:rsid="06037db6"/>
    </style:style>
    <style:style style:name="T2" style:family="text">
      <style:text-properties style:font-name="Sanskrit 2003" fo:font-size="13pt" fo:font-weight="bold" style:font-size-asian="13pt" style:font-weight-asian="bold" style:font-name-complex="Sanskrit 2003" style:font-size-complex="13pt" style:font-weight-complex="bold"/>
    </style:style>
    <style:style style:name="T3" style:family="text">
      <style:text-properties style:font-name="Sanskrit 2003" fo:font-size="13pt" fo:font-weight="bold" officeooo:rsid="05ff5524" style:font-size-asian="13pt" style:font-weight-asian="bold" style:font-name-complex="Sanskrit 2003" style:font-size-complex="13pt" style:font-weight-complex="bold"/>
    </style:style>
    <style:style style:name="T4" style:family="text">
      <style:text-properties style:font-name="Sanskrit 2003" fo:font-size="13pt" fo:font-weight="bold" officeooo:rsid="05dd190d" style:font-size-asian="13pt" style:font-weight-asian="bold" style:font-name-complex="Sanskrit 2003" style:font-size-complex="13pt" style:font-weight-complex="bold"/>
    </style:style>
    <style:style style:name="T5" style:family="text">
      <style:text-properties style:font-name="Sanskrit 2003" fo:font-size="13pt" style:font-size-asian="13pt" style:font-name-complex="Sanskrit 2003" style:font-size-complex="13pt"/>
    </style:style>
    <style:style style:name="T6" style:family="text">
      <style:text-properties style:font-name="Sanskrit 2003" fo:font-size="13pt" officeooo:rsid="05ff5524" style:font-size-asian="13pt" style:font-name-complex="Sanskrit 2003" style:font-size-complex="13pt"/>
    </style:style>
    <style:style style:name="T7" style:family="text">
      <style:text-properties style:font-name="Sanskrit 2003" fo:font-size="13pt" officeooo:rsid="05dd190d" style:font-size-asian="13pt" style:font-name-complex="Sanskrit 2003" style:font-size-complex="13pt"/>
    </style:style>
    <style:style style:name="T8" style:family="text">
      <style:text-properties style:font-name="Sanskrit 2003" fo:font-size="13pt" officeooo:rsid="05dee57b" style:font-size-asian="13pt" style:font-name-complex="Sanskrit 2003" style:font-size-complex="13pt"/>
    </style:style>
    <style:style style:name="T9" style:family="text">
      <style:text-properties style:font-name="Sanskrit 2003" fo:font-size="13pt" officeooo:rsid="060107ac" style:font-size-asian="13pt" style:font-name-complex="Sanskrit 2003" style:font-size-complex="13pt"/>
    </style:style>
    <style:style style:name="T10" style:family="text">
      <style:text-properties officeooo:rsid="060107ac"/>
    </style:style>
    <style:style style:name="T11" style:family="text">
      <style:text-properties officeooo:rsid="0602de18"/>
    </style:style>
    <style:style style:name="T12" style:family="text">
      <style:text-properties officeooo:rsid="05dee5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सप्तसप्ततितमोऽध्यायः । </text:p>
      <text:p text:style-name="P3"><text:span text:style-name="T2">कपिलापूजाविध</text:span><text:span text:style-name="T3">ा</text:span><text:span text:style-name="T2">न</text:span><text:span text:style-name="T4">म्</text:span><text:span text:style-name="T5"><text:line-break/>ईश्वर उवाच -<text:line-break/>कपिलापूजनं वक्ष्ये एभि</text:span><text:span text:style-name="T6">र्म</text:span><text:span text:style-name="T5">न्त्रैर्यजेच्च गा</text:span><text:span text:style-name="T6">म्</text:span><text:span text:style-name="T5"> । <text:line-break/></text:span><text:span text:style-name="T6">ॐ</text:span><text:span text:style-name="T5"> कपिले नन्दे नमः </text:span><text:span text:style-name="T6">ॐ</text:span><text:span text:style-name="T5"> कपिले भद्रिके नमः ॥१</text:span><text:span text:style-name="T7">॥</text:span><text:span text:style-name="T5"> <text:line-break/></text:span><text:span text:style-name="T6">ॐ</text:span><text:span text:style-name="T5"> कपिले सुशीले नमः कपिले सुरभिप्रभे । <text:line-break/></text:span><text:span text:style-name="T6">ॐ</text:span><text:span text:style-name="T5"> कपिले सुमनसे नमः </text:span><text:span text:style-name="T6">ॐ</text:span><text:span text:style-name="T5"> भुक्तिमुक्तिप्रदे नमः ॥२</text:span><text:span text:style-name="T7">॥</text:span><text:span text:style-name="T5"> <text:line-break/>सौरभेयि जगन्मातर्देवानाममृतप्रदे । <text:line-break/>गृहाण वरदे ग्रासमीप्सितार्थञ्च देहि मे ॥३</text:span><text:span text:style-name="T7">॥</text:span><text:span text:style-name="T5"> <text:line-break/>वन्दिताऽसि वसिष्ठेन विश्वामित्रेण धीमता</text:span><text:span text:style-name="T5"><text:note text:id="ftn608" text:note-class="footnote"><text:note-citation>1</text:note-citation><text:note-body><text:p text:style-name="P4">जह्नुना</text:p></text:note-body></text:note></text:span><text:span text:style-name="T5"> । <text:s/><text:line-break/>कपिले हर मे पापं यन्मया दुष्कृतं कृत</text:span><text:span text:style-name="T6">म्</text:span><text:span text:style-name="T5"> ॥४</text:span><text:span text:style-name="T7">॥</text:span><text:span text:style-name="T5"> <text:line-break/>गावो ममाग्रतो नित्यं गावः पृष्ठत एव च । <text:s/><text:line-break/>गावो मे हृदये चापि गवां मध्ये वसाम्यह</text:span><text:span text:style-name="T6">म्</text:span><text:span text:style-name="T5"> ॥५</text:span><text:span text:style-name="T8">॥</text:span><text:span text:style-name="T5"> <text:line-break/>दत्तं गृह्णन्तु मे ग्रासं जप्त्वा</text:span><text:span text:style-name="T6">ऽ</text:span><text:span text:style-name="T5">स्यां नि</text:span><text:span text:style-name="T6">र्म</text:span><text:span text:style-name="T5">लः शिवः । <text:line-break/>प्रार्च्य विद्यापुस्तकानि गुरुपादौ नमेन्नरः ॥६</text:span><text:span text:style-name="T8">॥</text:span><text:span text:style-name="T5"> <text:line-break/>यजेत्स्नात्वा तु मध्याह्ने अष्टपुष्पिकया शिव</text:span><text:span text:style-name="T6">म्</text:span><text:span text:style-name="T5"> । <text:line-break/>पीठमू</text:span><text:span text:style-name="T6">र्ति</text:span><text:span text:style-name="T5">शिवाङ्गानां पूजा स्यादष्टपुष्पिका ॥७</text:span><text:span text:style-name="T8">॥</text:span><text:span text:style-name="T5"> <text:line-break/>मध्याह्ने भोजनागारे सुलिप्ते पाकमानयेत् । <text:s/><text:line-break/>ततो मृत्युञ्जयेनैव वौषडन्तेन सप्तधा ॥८</text:span><text:span text:style-name="T8">॥</text:span><text:span text:style-name="T5"> <text:line-break/>जप्तैः सदर्भशङ्खस्थैः सिञ्चेत्तं वारि</text:span><text:span text:style-name="T9">बि</text:span><text:span text:style-name="T5">न्दुभिः । <text:line-break/>सर्वपाकाग्रमुद्धृत्य शिवाय विनिवेदयेत् ॥९</text:span><text:span text:style-name="T8">॥</text:span><text:span text:style-name="T5"> <text:line-break/>अथा</text:span><text:span text:style-name="T9">र्धं </text:span><text:span text:style-name="T5">चुल्लिकाहोमे विधानायोपकल्पयेत् । <text:line-break/></text:span><text:soft-page-break/><text:span text:style-name="T5">विशोध्य विधिना चुल्लीं तद्वह्निं पूरकाहुति</text:span><text:span text:style-name="T9">म्</text:span><text:span text:style-name="T5"> ॥१०</text:span><text:span text:style-name="T8">॥</text:span><text:span text:style-name="T5"> <text:line-break/>हुत्वा नाभ्यग्निना चैकं ततो रेचकवायुना । <text:line-break/>वह्नि</text:span><text:span text:style-name="T9">बी</text:span><text:span text:style-name="T5">जं समादाय कादिस्थानगतिक्रमात् ॥११</text:span><text:span text:style-name="T8">॥</text:span><text:span text:style-name="T5"> <text:line-break/>शिवाग्निस्त्वमिति ध्यात्वा चुल्लिकाग्नौ निवेशयेत् । <text:line-break/></text:span><text:span text:style-name="T9">ॐ</text:span><text:span text:style-name="T5"> हा</text:span><text:span text:style-name="T9">म</text:span><text:span text:style-name="T5">ग्नये नमो वै हां सोमाय वै नमः ॥१२</text:span><text:span text:style-name="T8">॥</text:span><text:span text:style-name="T5"> <text:line-break/>सू</text:span><text:span text:style-name="T9">र्या</text:span><text:span text:style-name="T5">य </text:span><text:span text:style-name="T9">बृ</text:span><text:span text:style-name="T5">हस्पतये प्रजानां पतये नमः । <text:line-break/>सर्वेभ्यश्चैव देवेभ्यः सर्वविश्वेभ्य एव च ॥१३</text:span><text:span text:style-name="T8">॥</text:span><text:span text:style-name="T5"> </text:span></text:p>
      <text:p text:style-name="P2">हामग्नये खिष्टिकृते <text:note text:id="ftn609" text:note-class="footnote"><text:note-citation>2</text:note-citation><text:note-body><text:p text:style-name="P5">सर्वदाऽप्यर्च</text:p></text:note-body></text:note>पूर्वादाव<text:span text:style-name="T10">र्च</text:span>येदिमान् । <text:line-break/>स्वाहान्तामाहुतिं द<text:span text:style-name="T11">त्</text:span>त्वा क्षमयित्वा विसर्जयेत् ॥१४<text:span text:style-name="T12">॥</text:span> <text:line-break/>चुल्ल्या दक्षिणबाहौ च यजेद्ध<text:span text:style-name="T11">र्मा</text:span>य वै नमः ।<text:line-break/>वामबाहावध<text:span text:style-name="T11">र्मा</text:span>य काञ्जिकादिकभाण्डके ॥१५<text:span text:style-name="T12">॥</text:span> <text:line-break/>रसपरिव<text:span text:style-name="T11">र्त</text:span>मानाय वरुणाय जलाग्नये <text:s/>। <text:line-break/>विघ्नराजो गृहद्वारे पेषण्यां सुभगे नमः ॥१६<text:span text:style-name="T12">॥</text:span> <text:line-break/><text:span text:style-name="T11">ॐ</text:span> रौद्रिके नमो गिरिके नमश्च<text:span text:style-name="T11">ो</text:span>लूखले यजेत् । <text:line-break/>बल<text:span text:style-name="T11">ि</text:span>प्रियाया<text:span text:style-name="T11">ऽऽ</text:span>युधाय नमस्ते मु<text:span text:style-name="T11">स</text:span>ले यजेत् ॥१७<text:span text:style-name="T12">॥</text:span> <text:line-break/>सम्मा<text:span text:style-name="T11">र्ज</text:span>न्यां देवतोक्ते कामाय शयनीयके । <text:line-break/>मध्यस्तम्भे च स्कन्दाय द<text:span text:style-name="T11">त्</text:span>त्वा वास्तुबलिं ततः ॥१८<text:span text:style-name="T12">॥</text:span> <text:line-break/>भुञ्जीत पात्रे सौवर्णे पद्मिन्यादिदलादिके ।<text:line-break/>आचा<text:span text:style-name="T11">र्यः</text:span> साधकःपुत्र समयी मौनमास्थितः ॥१९<text:span text:style-name="T12">॥</text:span> <text:line-break/>वटाश्वत्था<text:span text:style-name="T11">र्क</text:span>वाताविस<text:span text:style-name="T11">र्ज</text:span>भल्लातकांस्त्यजेत् । <text:s/><text:line-break/>अ<text:span text:style-name="T11">ा</text:span>पोशानं पुरा<text:span text:style-name="T11">ऽऽ</text:span>दाय प्राणाद्यैः प्रणवान्वितैः ॥२०<text:span text:style-name="T12">॥</text:span> <text:line-break/>स्वाहान्ते <text:span text:style-name="T11">चाऽऽ</text:span>हुतीः पञ्च द<text:span text:style-name="T11">त्</text:span>त्वा<text:span text:style-name="T11">ऽऽ</text:span>दीप्योदरानल<text:span text:style-name="T11">म्</text:span> । <text:s/><text:line-break/><text:soft-page-break/>नागः कू<text:span text:style-name="T11">र्मो</text:span>ऽथ कृकरो देवदत्तो धनञ्जयः ॥२१<text:span text:style-name="T12">॥</text:span> <text:line-break/>एतेभ्य उपवायुभ्यः स्वाहा<text:span text:style-name="T11">ऽऽ</text:span>पोशानवारिणा । <text:s/><text:line-break/>भक्तादिकं निवेद्या<text:span text:style-name="T11">थ</text:span> पि<text:span text:style-name="T11">बे</text:span>च्छेषोदकं नरः ॥२२<text:span text:style-name="T12">॥</text:span> <text:line-break/>अमृतोपस्तरणमसि प्राणाहुतीस्ततो ददेत् । <text:s/><text:line-break/>प्राणाय स्वाहाऽपानाय समानाय ततस्तथा ॥२३<text:span text:style-name="T12">॥</text:span> <text:line-break/>उदानाय च व्यानाय भुक्त्वा<text:span text:style-name="T1">ऽऽचमन</text:span>माचरेत् । </text:p>
      <text:p text:style-name="P1">अमृतापिधानमसीति शरीरेऽन्ना<text:span text:style-name="T1">दनाय</text:span><text:span text:style-name="T1"><text:note text:id="ftn610" text:note-class="footnote"><text:note-citation>3</text:note-citation><text:note-body><text:p text:style-name="P6">रेऽन्नादिवायवः</text:p></text:note-body></text:note></text:span><text:span text:style-name="T1"> च</text:span> ॥२४<text:span text:style-name="T12">॥</text:span> </text:p>
      <text:p text:style-name="P1">इत्यादिमहापुराणे आग्नेये <text:span text:style-name="T1">कपिलापूजनादि</text:span>कथनं नाम सप्तसप्त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49:51.623121618</meta:creation-date>
    <dc:date>2017-06-14T12:50:16.734355021</dc:date>
    <meta:editing-duration>PT25S</meta:editing-duration>
    <meta:editing-cycles>1</meta:editing-cycles>
    <meta:document-statistic meta:table-count="0" meta:image-count="0" meta:object-count="0" meta:page-count="3" meta:paragraph-count="8" meta:word-count="279" meta:character-count="1330" meta:non-whitespace-character-count="1004"/>
    <meta:generator>LibreOffice/5.1.6.2$Linux_X86_64 LibreOffice_project/10m0$Build-2</meta:generator>
  </office:meta>
</office:document-meta>
</file>